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18" style:family="paragraph">
      <style:paragraph-properties fo:margin-bottom="9pt"/>
    </style:style>
    <style:style style:name="p25" style:family="paragraph">
      <style:paragraph-properties fo:margin-top="9pt"/>
    </style:style>
    <style:style style:name="p38" style:family="paragraph">
      <style:paragraph-properties fo:margin-top="9pt"/>
    </style:style>
    <style:style style:name="p17" style:family="paragraph">
      <style:paragraph-properties fo:margin-top="9pt"/>
    </style:style>
    <style:style style:name="c4" style:family="text">
      <style:text-properties fo:font-weight="bold" fo:font-family="Sans"/>
    </style:style>
    <style:style style:name="c56" style:family="text">
      <style:text-properties fo:font-weight="bold" fo:font-family="Sans"/>
    </style:style>
    <style:style style:name="c48" style:family="text">
      <style:text-properties fo:font-weight="bold" fo:font-family="Sans"/>
    </style:style>
    <style:style style:name="c27" style:family="text">
      <style:text-properties fo:font-weight="bold" fo:font-family="Sans"/>
    </style:style>
    <style:style style:name="p50" style:family="paragraph">
      <style:paragraph-properties fo:margin-top="9pt"/>
    </style:style>
    <text:list-style style:name="L10">
      <text:list-level-style-number style:num-format="1" style:num-suffix="." text:level="1">
        <style:list-level-properties fo:text-align="start" text:space-before="8mm"/>
      </text:list-level-style-number>
    </text:list-style>
    <style:style style:name="p8" style:family="paragraph">
      <style:paragraph-properties fo:margin-top="9pt" fo:margin-bottom="9pt"/>
    </style:style>
    <style:style style:name="c23" style:family="text">
      <style:text-properties fo:font-weight="bold" fo:font-family="Sans"/>
    </style:style>
    <style:style style:name="c7" style:family="text">
      <style:text-properties fo:font-weight="bold" fo:font-family="Sans"/>
    </style:style>
    <style:style style:name="p12" style:family="paragraph">
      <style:paragraph-properties fo:margin-top="9pt"/>
    </style:style>
    <style:style style:name="p60" style:family="paragraph">
      <style:paragraph-properties fo:margin-bottom="9pt"/>
    </style:style>
    <style:style style:name="c15" style:family="text">
      <style:text-properties fo:font-weight="bold" fo:font-family="Sans"/>
    </style:style>
    <style:style style:name="p46" style:family="paragraph">
      <style:paragraph-properties fo:margin-top="9pt"/>
    </style:style>
    <style:style style:name="c19" style:family="text">
      <style:text-properties fo:font-weight="bold" fo:font-family="Sans"/>
    </style:style>
    <style:style style:name="c44" style:family="text">
      <style:text-properties fo:font-weight="bold" fo:font-family="Sans"/>
    </style:style>
    <style:style style:name="c3" style:family="text">
      <style:text-properties fo:font-weight="bold" fo:font-family="Sans"/>
    </style:style>
    <style:style style:name="p33" style:family="paragraph">
      <style:paragraph-properties/>
    </style:style>
    <style:style style:name="c40" style:family="text">
      <style:text-properties fo:font-weight="bold" fo:font-family="Sans"/>
    </style:style>
    <style:style style:name="p51" style:family="paragraph">
      <style:paragraph-properties fo:margin-bottom="9pt"/>
    </style:style>
    <style:style style:name="c32" style:family="text">
      <style:text-properties fo:font-weight="bold" fo:font-family="Sans"/>
    </style:style>
    <style:style style:name="p39" style:family="paragraph">
      <style:paragraph-properties fo:margin-bottom="9pt"/>
    </style:style>
    <text:list-style style:name="L30">
      <text:list-level-style-bullet text:bullet-char="●" text:level="2">
        <style:list-level-properties fo:text-align="start" text:space-before="16mm"/>
      </text:list-level-style-bullet>
    </text:list-style>
    <style:style style:name="p41" style:family="paragraph">
      <style:paragraph-properties/>
    </style:style>
    <style:style style:name="p42" style:family="paragraph">
      <style:paragraph-properties fo:margin-top="9pt"/>
    </style:style>
    <style:style style:name="c52" style:family="text">
      <style:text-properties fo:font-weight="bold" fo:font-family="Sans"/>
    </style:style>
    <style:style style:name="p35" style:family="paragraph">
      <style:paragraph-properties fo:margin-bottom="9pt"/>
    </style:style>
    <style:style style:name="p59" style:family="paragraph">
      <style:paragraph-properties fo:margin-top="9pt"/>
    </style:style>
    <style:style style:name="c57" style:family="text">
      <style:text-properties fo:font-weight="bold" fo:font-family="Sans"/>
    </style:style>
    <style:style style:name="p5" style:family="paragraph">
      <style:paragraph-properties fo:margin-top="9pt" fo:margin-bottom="9pt"/>
    </style:style>
    <style:style style:name="p47" style:family="paragraph">
      <style:paragraph-properties fo:margin-bottom="9pt"/>
    </style:style>
    <style:style style:name="p43" style:family="paragraph">
      <style:paragraph-properties fo:margin-bottom="9pt"/>
    </style:style>
    <style:style style:name="c36" style:family="text">
      <style:text-properties fo:font-weight="bold" fo:font-family="Sans"/>
    </style:style>
    <style:style style:name="p22" style:family="paragraph">
      <style:paragraph-properties fo:margin-bottom="9pt"/>
    </style:style>
    <style:style style:name="p34" style:family="paragraph">
      <style:paragraph-properties fo:margin-top="9pt"/>
    </style:style>
    <style:style style:name="p21" style:family="paragraph">
      <style:paragraph-properties fo:margin-top="9pt"/>
    </style:style>
    <style:style style:name="p45" style:family="paragraph">
      <style:paragraph-properties/>
    </style:style>
    <style:style style:name="p26" style:family="paragraph">
      <style:paragraph-properties fo:margin-bottom="9pt"/>
    </style:style>
    <style:style style:name="c6" style:family="text">
      <style:text-properties fo:font-weight="bold" fo:font-family="Sans"/>
    </style:style>
    <style:style style:name="p16" style:family="paragraph">
      <style:paragraph-properties/>
    </style:style>
    <style:style style:name="p2" style:family="paragraph">
      <style:paragraph-properties fo:margin-top="10.5pt" fo:margin-bottom="9pt"/>
    </style:style>
    <style:style style:name="p11" style:family="paragraph">
      <style:paragraph-properties/>
    </style:style>
    <style:style style:name="p37" style:family="paragraph">
      <style:paragraph-properties/>
    </style:style>
    <style:style style:name="p54" style:family="paragraph">
      <style:paragraph-properties fo:margin-top="9pt"/>
    </style:style>
    <style:style style:name="p29" style:family="paragraph">
      <style:paragraph-properties fo:margin-top="9pt" fo:margin-bottom="9pt"/>
    </style:style>
    <style:style style:name="c9" style:family="text">
      <style:text-properties fo:font-weight="bold" fo:font-family="Sans"/>
    </style:style>
    <style:style style:name="p55" style:family="paragraph">
      <style:paragraph-properties fo:margin-bottom="9pt"/>
    </style:style>
    <style:style style:name="p14" style:family="paragraph">
      <style:paragraph-properties fo:margin-bottom="9pt"/>
    </style:style>
    <style:style style:name="p20" style:family="paragraph">
      <style:paragraph-properties/>
    </style:style>
    <style:style style:name="c0" style:family="text">
      <style:text-properties fo:font-family="Sans"/>
    </style:style>
    <style:style style:name="p31" style:family="paragraph">
      <style:paragraph-properties/>
    </style:style>
  </office:automatic-styles>
  <office:body>
    <office:text>
      <text:p text:style-name="p2"><text:span text:style-name="c3">S</text:span><text:span text:style-name="c4">atzung der BFP</text:span></text:p>
      <text:p text:style-name="p5"><text:span text:style-name="c6">P</text:span><text:span text:style-name="c7">räambel</text:span></text:p>
      <text:p text:style-name="p8"><text:span text:style-name="c0">Die BürgerFreundlichePartei, im Weiteren BFP genannt, setzt sich dafür ein, dass alle Bürgerinnen und Bürger die Möglichkeit haben, aktiv an politischen Entscheidungsprozessen auf allen Ebenen teilzunehmen. Diese Satzung legt die organisatorischen und rechtlichen Grundlagen unserer Partei fest, um das im Grundsatzprogramm beschriebene Ziel einer transparenten, inklusiven und partizipativen Demokratie zu erreichen.</text:span></text:p>
      <text:p text:style-name="p5"><text:span text:style-name="c9">§</text:span><text:span text:style-name="c7">1 Name, Sitz und Tätigkeitsgebiet</text:span></text:p>
      <text:list text:style-name="L10">
        <text:list-item>
          <text:p text:style-name="p12"><text:span text:style-name="c0">Der Name der Partei lautet: BürgerFreundlichePartei (BFP).</text:span></text:p>
        </text:list-item>
        <text:list-item>
          <text:p text:style-name="p11"><text:span text:style-name="c0">Der Sitz der Partei ist in Ludwigsburg.</text:span></text:p>
        </text:list-item>
        <text:list-item>
          <text:p text:style-name="p14"><text:span text:style-name="c0">Das Tätigkeitsgebiet der Partei umfasst das gesamte Gebiet der Bundesrepublik Deutschland sowie die Ebene der Europäischen Union.</text:span></text:p>
        </text:list-item>
      </text:list>
      <text:p text:style-name="p5"><text:span text:style-name="c15">§</text:span><text:span text:style-name="c7">2 Ziele und Aufgaben</text:span></text:p>
      <text:list text:style-name="L10">
        <text:list-item>
          <text:p text:style-name="p17"><text:span text:style-name="c0">Die BFP setzt sich für die Förderung der direkten Demokratie und die bürgerfreundliche Gestaltung aller politischen Entscheidungen ein.</text:span></text:p>
        </text:list-item>
        <text:list-item>
          <text:p text:style-name="p16"><text:span text:style-name="c0">Die Partei fördert die aktive Beteiligung der Bürgerinnen und Bürger an politischen Entscheidungsprozessen auf kommunaler, regionaler, nationaler und europäischer Ebene.</text:span></text:p>
        </text:list-item>
        <text:list-item>
          <text:p text:style-name="p18"><text:span text:style-name="c0">Die Partei unterstützt Transparenz und Rechenschaftspflicht politischer Entscheidungen und fördert die politische Bildung und Information der Bürger.</text:span></text:p>
        </text:list-item>
      </text:list>
      <text:p text:style-name="p5"><text:span text:style-name="c19">§</text:span><text:span text:style-name="c7">3 Mitgliedschaft</text:span></text:p>
      <text:list text:style-name="L10">
        <text:list-item>
          <text:p text:style-name="p21"><text:span text:style-name="c0">Mitglied der BFP kann jede natürliche Person werden, die das 16. Lebensjahr vollendet hat und die Ziele der Partei unterstützt.</text:span></text:p>
        </text:list-item>
        <text:list-item>
          <text:p text:style-name="p20"><text:span text:style-name="c0">Die Aufnahme in die Partei erfolgt auf schriftlichen Antrag. Über die Aufnahme entscheidet der Vorstand.</text:span></text:p>
        </text:list-item>
        <text:list-item>
          <text:p text:style-name="p20"><text:span text:style-name="c0">Die Mitgliedschaft endet durch Austritt, Ausschluss oder Tod. Der Austritt ist schriftlich gegenüber dem Vorstand zu erklären.</text:span></text:p>
        </text:list-item>
        <text:list-item>
          <text:p text:style-name="p22"><text:span text:style-name="c0">Ein Mitglied kann ausgeschlossen werden, wenn es gegen die Satzung oder die Grundsätze der Partei verstößt. Über den Ausschluss entscheidet der Vorstand.</text:span></text:p>
        </text:list-item>
      </text:list>
      <text:p text:style-name="p5"><text:span text:style-name="c23">§</text:span><text:span text:style-name="c7">4 Rechte und Pflichten der Mitglieder</text:span></text:p>
      <text:list text:style-name="L10">
        <text:list-item>
          <text:p text:style-name="p25"><text:span text:style-name="c0">Jedes Mitglied hat das Recht, an der politischen Willensbildung innerhalb der Partei mitzuwirken.</text:span></text:p>
        </text:list-item>
        <text:list-item>
          <text:p text:style-name="p26"><text:span text:style-name="c0">Jedes Mitglied hat die Pflicht, die Ziele der Partei zu unterstützen und aktiv an der Verwirklichung der Parteiziele mitzuwirken.</text:span></text:p>
        </text:list-item>
      </text:list>
      <text:p text:style-name="p5"><text:span text:style-name="c27">§</text:span><text:span text:style-name="c7">5 Organe der Partei</text:span></text:p>
      <text:list text:style-name="L10">
        <text:list-item>
          <text:p text:style-name="p29"><text:span text:style-name="c0">Die Organe der Partei sind: </text:span></text:p>
        </text:list-item>
        <text:list-item>
          <text:list text:style-name="L30">
            <text:list-item>
              <text:p text:style-name="p31"><text:span text:style-name="c0">Der Parteitag</text:span></text:p>
            </text:list-item>
            <text:list-item>
              <text:p text:style-name="p31"><text:span text:style-name="c0">Der Vorstand</text:span></text:p>
            </text:list-item>
            <text:list-item>
              <text:p text:style-name="p31"><text:span text:style-name="c0">Die Stellvertreterversammlung</text:span></text:p>
            </text:list-item>
          </text:list>
        </text:list-item>
      </text:list>
      <text:p text:style-name="p5"><text:span text:style-name="c32">§</text:span><text:span text:style-name="c7">6 Der Parteitag</text:span></text:p>
      <text:list text:style-name="L10">
        <text:list-item>
          <text:p text:style-name="p34"><text:span text:style-name="c0">Der Parteitag ist das höchste Organ der Partei. Er setzt sich aus allen Mitgliedern der Partei zusammen.</text:span></text:p>
        </text:list-item>
        <text:list-item>
          <text:p text:style-name="p33"><text:span text:style-name="c0">Der Parteitag findet mindestens einmal jährlich statt. Er wird vom Vorstand unter Angabe der Tagesordnung und einer Frist von mindestens vier Wochen einberufen.</text:span></text:p>
        </text:list-item>
        <text:list-item>
          <text:p text:style-name="p33"><text:span text:style-name="c0">Der Parteitag wählt den Vorstand, beschließt das Parteiprogramm und entscheidet über Satzungsänderungen.</text:span></text:p>
        </text:list-item>
        <text:list-item>
          <text:p text:style-name="p33"><text:span text:style-name="c0">Der Parteitag ist beschlussfähig, wenn mindestens 35% der Mitglieder anwesend sind.</text:span></text:p>
        </text:list-item>
        <text:list-item>
          <text:p text:style-name="p35"><text:span text:style-name="c0">Die Teilnahme am Parteitag kann sowohl persönlich als auch online erfolgen. Die technischen Voraussetzungen für die Online-Teilnahme werden rechtzeitig durch den Vorstand bekanntgegeben.</text:span></text:p>
        </text:list-item>
      </text:list>
      <text:p text:style-name="p5"><text:span text:style-name="c36">§</text:span><text:span text:style-name="c7">7 Der Vorstand</text:span></text:p>
      <text:list text:style-name="L10">
        <text:list-item>
          <text:p text:style-name="p38"><text:span text:style-name="c0">Der Vorstand besteht aus dem Vorsitzenden, einem Stellvertreter, dem Schatzmeister und bis zu drei weiteren Mitgliedern.</text:span></text:p>
        </text:list-item>
        <text:list-item>
          <text:p text:style-name="p37"><text:span text:style-name="c0">Der Vorstand wird vom Parteitag für die Dauer von zwei Jahren gewählt.</text:span></text:p>
        </text:list-item>
        <text:list-item>
          <text:p text:style-name="p37"><text:span text:style-name="c0">Der Vorstand führt die laufenden Geschäfte der Partei und vertritt die Partei nach außen.</text:span></text:p>
        </text:list-item>
        <text:list-item>
          <text:p text:style-name="p39"><text:span text:style-name="c0">Der Vorstand ist beschlussfähig, wenn mindestens die Hälfte seiner Mitglieder anwesend ist, wobei sowohl die persönliche als auch die Online-Teilnahme als anwesend gilt.</text:span></text:p>
        </text:list-item>
      </text:list>
      <text:p text:style-name="p5"><text:span text:style-name="c40">§</text:span><text:span text:style-name="c7">8 Die Stellvertreterversammlung</text:span></text:p>
      <text:list text:style-name="L10">
        <text:list-item>
          <text:p text:style-name="p42"><text:span text:style-name="c0">Die Stellvertreterversammlung besteht aus den gewählten Stellvertretern der Mitglieder auf kommunaler, regionaler, Länder-, nationaler und europäischer Ebene.</text:span></text:p>
        </text:list-item>
        <text:list-item>
          <text:p text:style-name="p41"><text:span text:style-name="c0">Die Stellvertreterversammlung trifft Entscheidungen im Auftrag der Mitglieder und stellt sicher, dass diese Entscheidungen transparent und bürgerfreundlich sind.</text:span></text:p>
        </text:list-item>
        <text:list-item>
          <text:p text:style-name="p43"><text:span text:style-name="c0">Die Stellvertreterversammlung informiert die Mitglieder regelmäßig über ihre Tätigkeiten und Entscheidungen.</text:span></text:p>
        </text:list-item>
      </text:list>
      <text:p text:style-name="p5"><text:span text:style-name="c44">§</text:span><text:span text:style-name="c7">9 Transparenz und Rechenschaftspflicht</text:span></text:p>
      <text:list text:style-name="L10">
        <text:list-item>
          <text:p text:style-name="p46"><text:span text:style-name="c0">Alle Entscheidungen und Abstimmungen der Stellvertreter müssen für die Mitglieder, die sie gewählt haben, einsehbar sein.</text:span></text:p>
        </text:list-item>
        <text:list-item>
          <text:p text:style-name="p45"><text:span text:style-name="c0">Die Informationen über die Entscheidungen der Stellvertreter sind nur für die jeweiligen Mitglieder zugänglich, um die Vertraulichkeit zu wahren.</text:span></text:p>
        </text:list-item>
        <text:list-item>
          <text:p text:style-name="p45"><text:span text:style-name="c0">Mitglieder können jederzeit die Aktivitäten ihrer Stellvertreter überprüfen und gegebenenfalls ihre Stellvertretung ändern.</text:span></text:p>
        </text:list-item>
        <text:list-item>
          <text:p text:style-name="p47"><text:span text:style-name="c0">Transparenz zu Nebeneinkünften der Partei.</text:span></text:p>
        </text:list-item>
      </text:list>
      <text:p text:style-name="p5"><text:span text:style-name="c48">§</text:span><text:span text:style-name="c7">10 Bildung und Information</text:span></text:p>
      <text:list text:style-name="L10">
        <text:list-item>
          <text:p text:style-name="p50"><text:span text:style-name="c0">Die Partei stellt umfangreiche Bildungs- und Informationsangebote bereit, um eine fundierte Entscheidungsfindung der Mitglieder zu gewährleisten.</text:span></text:p>
        </text:list-item>
        <text:list-item>
          <text:p text:style-name="p51"><text:span text:style-name="c0">Die Partei fördert offene und inklusive Diskussionen zu aktuellen politischen Themen.</text:span></text:p>
        </text:list-item>
      </text:list>
      <text:p text:style-name="p5"><text:span text:style-name="c52">§</text:span><text:span text:style-name="c7">11 Auflösung der Partei</text:span></text:p>
      <text:list text:style-name="L10">
        <text:list-item>
          <text:p text:style-name="p54"><text:span text:style-name="c0">Die Auflösung der Partei kann nur durch einen Beschluss des Parteitags mit einer Mehrheit von drei Vierteln der anwesenden Mitglieder erfolgen.</text:span></text:p>
        </text:list-item>
        <text:list-item>
          <text:p text:style-name="p55"><text:span text:style-name="c0">Im Falle der Auflösung fällt das Vermögen der Partei an eine gemeinnützige Organisation, die vom letzten Parteitag bestimmt wird.</text:span></text:p>
        </text:list-item>
      </text:list>
      <text:p text:style-name="p5"><text:span text:style-name="c56">§</text:span><text:span text:style-name="c7">12 Schutz der Gründungsmitglieder und des Vorstandes</text:span></text:p>
      <text:p text:style-name="p8"><text:span text:style-name="c0">Gründungsmitglieder und der Vorstand der BFP können nicht ohne weiteres durch andere Mitglieder der Partei ausgeschlossen werden. Ein Ausschluss eines Gründungsmitglieds ist nur zulässig, wenn das Mitglied aktiv gegen die Partei handelt, dies öffentlich zur Schau stellt und dabei erheblichen Schaden für die Partei verursacht. Über den Ausschluss eines Gründungsmitglieds entscheidet der Parteitag mit einer Mehrheit von drei Vierteln der anwesenden Mitglieder.</text:span></text:p>
      <text:p text:style-name="p5"><text:span text:style-name="c57">§</text:span><text:span text:style-name="c7">13 Schlussbestimmungen</text:span></text:p>
      <text:list text:style-name="L10">
        <text:list-item>
          <text:p text:style-name="p59"><text:span text:style-name="c0">Diese Satzung tritt durch Beschlussfassung der Gründerversammlung in Kraft.</text:span></text:p>
        </text:list-item>
        <text:list-item>
          <text:p text:style-name="p60"><text:span text:style-name="c0">Änderungen der Satzung bedürfen einer Dreiviertelmehrheit des Parteitags.</text:span></text:p>
        </text:list-item>
      </text:list>
    </office:text>
  </office:body>
</office:document-content>
</file>